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9.469cm" style:rel-column-width="5368*"/>
    </style:style>
    <style:style style:name="Tabelle1.B" style:family="table-column">
      <style:table-column-properties style:column-width="7.532cm" style:rel-column-width="427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sterplan ( aka. Protokoll vom 31.10. - Fabian, Lukas, Stefan )</text:p>
      <text:p text:style-name="Standard"/>
      <text:p text:style-name="Standard"/>
      <text:list xml:id="list6403620593617662189" text:style-name="L1">
        <text:list-item>
          <text:p text:style-name="P1">Wir sind die Methodik durchgegangen und haben versucht die Arbeitsschritte aufzuteilen</text:p>
          <text:p text:style-name="P1"/>
        </text:list-item>
        <text:list-item>
          <text:p text:style-name="P1">Das Programm soll ähnlich einer Rendering-Pipeline aufgebaut sein. D.h. es gibt ein Script in welchem die Eingabedaten (Labyrinth-Bild) Schritt für Schritt weitergereicht werden.</text:p>
          <text:list>
            <text:list-item>
              <text:p text:style-name="P1"><text:s/>Jeder Schritt ist der Aufruf eines Scripts das einen Teil der Gesamtaufgabe erledigt. </text:p>
            </text:list-item>
            <text:list-item>
              <text:p text:style-name="P1">So können für die noch nicht implementierten Teile Stubs angelegt werden, wodurch das Testen der Gesamtapplikation möglich ist bevor alle Teile implementiert sind.<text:line-break/></text:p>
            </text:list-item>
          </text:list>
        </text:list-item>
      </text:list>
      <text:list xml:id="list7629261044654050097" text:style-name="L3">
        <text:list-item>
          <text:p text:style-name="P2">Wenn es für eine Funktionalität einen einfach zu implementierenden Matlab-Befehl gibt eher diesen verwenden, selbst wenn dieser nicht auf der Whitelist steht. </text:p>
          <text:list>
            <text:list-item>
              <text:p text:style-name="P2">Die Funktionalität des Programms soll für Testzwecke schnell zur Verfügung stehen – kleinere Funktionen können auch später noch entwickelt werden.</text:p>
            </text:list-item>
          </text:list>
        </text:list-item>
      </text:list>
      <text:p text:style-name="Standard"/>
      <text:p text:style-name="Standard"/>
      <text:p text:style-name="Standard"/>
      <text:p text:style-name="Standard">Aufteilung:</text:p>
      <text:p text:style-name="Standard"/>
      <text:p text:style-name="Standard">Pipline anlegen (Dateistruktur und Methoden-Stubs) → Lukas</text:p>
      <text:p text:style-name="Standard"/>
      <text:p text:style-name="Standard">Pipeline</text:p>
      <table:table table:name="Tabelle1" table:style-name="Tabelle1">
        <table:table-column table:style-name="Tabelle1.A"/>
        <table:table-column table:style-name="Tabelle1.B"/>
        <table:table-row>
          <table:table-cell table:style-name="Tabelle1.A1" office:value-type="string">
            <text:p text:style-name="Table_20_Contents">Bild einlesen</text:p>
          </table:table-cell>
          <table:table-cell table:style-name="Tabelle1.B1" office:value-type="string">
            <text:p text:style-name="Table_20_Contents">Lukas</text:p>
          </table:table-cell>
        </table:table-row>
        <table:table-row>
          <table:table-cell table:style-name="Tabelle1.A2" office:value-type="string">
            <text:p text:style-name="Table_20_Contents">Erstellen von Teilbildern</text:p>
            <text:p text:style-name="Table_20_Contents">→ Zielbild (Weg wird eingezeichnet)</text:p>
            <text:p text:style-name="Table_20_Contents">→ Rotkanal (Startpunkt)</text:p>
            <text:p text:style-name="Table_20_Contents">→ Grünkanal (Zielbereich)</text:p>
            <text:p text:style-name="Table_20_Contents">→ Graustufe (Wände finden)</text:p>
            <text:p text:style-name="Table_20_Contents"/>
            <text:p text:style-name="Table_20_Contents">Finden des Zielbereichs soll über das Mitzählen von „bereisten“ grünen Pixeln realisiert werden.</text:p>
            <text:p text:style-name="Table_20_Contents"/>
            <text:p text:style-name="Table_20_Contents">Startpunkt wird über Schwerpunkt realisiert</text:p>
          </table:table-cell>
          <table:table-cell table:style-name="Tabelle1.B2" office:value-type="string">
            <text:p text:style-name="Table_20_Contents">Stefan</text:p>
          </table:table-cell>
        </table:table-row>
        <table:table-row>
          <table:table-cell table:style-name="Tabelle1.A2" office:value-type="string">
            <text:p text:style-name="Table_20_Contents">Graustufenbild wird vor-verarbeitet. Aus dem Labyrinth-Bild sollen Störungen entfernt werden und der Kontrast zwischen Wänden und Wegen möglichst klar ersichtlich sein. Mögliche Algorithmen:</text:p>
            <text:p text:style-name="Table_20_Contents">→ Gaußfilter</text:p>
            <text:p text:style-name="Table_20_Contents">→ Medianfilter</text:p>
            <text:p text:style-name="Table_20_Contents">→ „Histogrammäqualisierung“ … bzw. Kontrastwerte möglichst gleichmäßig verteilten</text:p>
          </table:table-cell>
          <table:table-cell table:style-name="Tabelle1.B2" office:value-type="string">
            <text:p text:style-name="Table_20_Contents">Alex, Fabian</text:p>
          </table:table-cell>
        </table:table-row>
        <table:table-row>
          <table:table-cell table:style-name="Tabelle1.A2" office:value-type="string">
            <text:p text:style-name="Table_20_Contents">Binärbild aus dem optimierten Graustufenbild erzeugen. Im Idealfall einfach bei 50% Threshold wählen und Pixel auf 0/1 Werte bringen.</text:p>
          </table:table-cell>
          <table:table-cell table:style-name="Tabelle1.B2" office:value-type="string">
            <text:p text:style-name="Table_20_Contents">Alex, Fabian</text:p>
          </table:table-cell>
        </table:table-row>
        <table:table-row>
          <table:table-cell table:style-name="Tabelle1.A2" office:value-type="string">
            <text:p text:style-name="Table_20_Contents">Sobel Kantendetektion. Liefert ausgehend vom Graustufenbild jeweils die Kantendetektion in x und y-Richtung</text:p>
            <text:p text:style-name="Table_20_Contents">→ Gibt also 2 Bilder zurück, durch welche der Normalenvektor eines Punktes, sofern es eine Kante <text:soft-page-break/>gibt, erkannt werden kann.</text:p>
          </table:table-cell>
          <table:table-cell table:style-name="Tabelle1.B2" office:value-type="string">
            <text:p text:style-name="Table_20_Contents">Lukas</text:p>
          </table:table-cell>
        </table:table-row>
        <table:table-row>
          <table:table-cell table:style-name="Tabelle1.A2" office:value-type="string">
            <text:p text:style-name="Table_20_Contents">Pledge-Algorithmus: genaue Implementierung noch nicht klar. Wahrscheinlich wird ein 5x5-Block betrachtet der sich bei jeder Iteration um 1px in die Zielrichtung bewegt. Das Zentrum der Betrachtung wird immer rot am Zielbild eingefärbt. Bei erkennung einer Kante am Rand des Betrachtungsbereichs wird die Richtung lt. Pledge geändert. Bei jedem Schritt wird zusätzlich am Grünkanal-Bild geprüft ob man auf einem grünen Pixel steht. Bei 3 aufeinanderfolgenden grünen Pixeln ist man im Zielbereich.</text:p>
          </table:table-cell>
          <table:table-cell table:style-name="Tabelle1.B2" office:value-type="string">
            <text:p text:style-name="Table_20_Contents">TBA</text:p>
            <text:p text:style-name="Table_20_Contents">→ wird evtl. noch in Sub-Tasks zerlegt </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5:44:02.09</meta:creation-date>
    <dc:date>2012-10-31T16:20:54.54</dc:date>
    <meta:editing-duration>PT18M59S</meta:editing-duration>
    <meta:editing-cycles>6</meta:editing-cycles>
    <meta:generator>OpenOffice.org/3.4$Win32 OpenOffice.org_project/340m1$Build-9590</meta:generator>
    <meta:document-statistic meta:table-count="1" meta:image-count="0" meta:object-count="0" meta:page-count="2" meta:paragraph-count="33" meta:word-count="349" meta:character-count="2490"/>
  </office:meta>
</office:document-meta>
</file>